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30a3c5"/>
    </style:style>
    <style:style style:name="T1" style:family="text">
      <style:text-properties officeooo:rsid="003a0d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&gt;Done Today: <text:span text:style-name="T1">commit5</text:span></text:p>
      <text:p text:style-name="P1">-&gt;Pending:</text:p>
      <text:p text:style-name="P1">-&gt;Target for Tomorrow:</text:p>
      <text:p text:style-name="P1">-&gt;Question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09:43:00.300485004</dc:date>
    <meta:editing-duration>PT2H47M40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8" meta:character-count="65" meta:non-whitespace-character-count="61"/>
  </office:meta>
</office:document-meta>
</file>